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2.3083in"/>
    </style:style>
    <style:style style:name="co3" style:family="table-column">
      <style:table-column-properties fo:break-before="auto" style:column-width="6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Compute Engine</text:p>
          </table:table-cell>
          <table:table-cell office:value-type="string" calcext:value-type="string">
            <text:p>Connect to Instance</text:p>
          </table:table-cell>
          <table:table-cell office:value-type="string" calcext:value-type="string">
            <text:p>gcloud compute ssh</text:p>
          </table:table-cell>
        </table:table-row>
        <table:table-row table:style-name="ro1">
          <table:table-cell office:value-type="string" calcext:value-type="string">
            <text:p>Compute Engine</text:p>
          </table:table-cell>
          <table:table-cell office:value-type="string" calcext:value-type="string">
            <text:p>Review host keys</text:p>
          </table:table-cell>
          <table:table-cell office:value-type="string" calcext:value-type="string">
            <text:p>gcloud compute instances get-guest-attributes</text:p>
          </table:table-cell>
        </table:table-row>
        <table:table-row table:style-name="ro1">
          <table:table-cell office:value-type="string" calcext:value-type="string">
            <text:p>Compute Engine</text:p>
          </table:table-cell>
          <table:table-cell office:value-type="string" calcext:value-type="string">
            <text:p>Transfer files</text:p>
          </table:table-cell>
          <table:table-cell office:value-type="string" calcext:value-type="string">
            <text:p>gcloud compute scp</text:p>
          </table:table-cell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string" calcext:value-type="string">
            <text:p>Create Bucket</text:p>
          </table:table-cell>
          <table:table-cell office:value-type="string" calcext:value-type="string">
            <text:p>gsutil mb -p PROJECT_ID -c STORAGE_CLASS -l BUCKET_LOCATION -b on gs://BUCKET_NAME</text:p>
          </table:table-cell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string" calcext:value-type="string">
            <text:p>List Buckets</text:p>
          </table:table-cell>
          <table:table-cell office:value-type="string" calcext:value-type="string">
            <text:p>gsutil ls</text:p>
          </table:table-cell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string" calcext:value-type="string">
            <text:p>Size of Bucket</text:p>
          </table:table-cell>
          <table:table-cell office:value-type="string" calcext:value-type="string">
            <text:p>gsutil du -s gs://BUCKET_NAME</text:p>
          </table:table-cell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string" calcext:value-type="string">
            <text:p>Metadata of Bucket</text:p>
          </table:table-cell>
          <table:table-cell office:value-type="string" calcext:value-type="string">
            <text:p>gsutil ls -L -b gs://BUCKET_NAME</text:p>
          </table:table-cell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string" calcext:value-type="string">
            <text:p>Change Storage class</text:p>
          </table:table-cell>
          <table:table-cell office:value-type="string" calcext:value-type="string">
            <text:p>gsutil defstorageclass set STORAGE_CLASS gs://BUCKET_NAME</text:p>
          </table:table-cell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string" calcext:value-type="string">
            <text:p>Copy Bucket data</text:p>
          </table:table-cell>
          <table:table-cell office:value-type="string" calcext:value-type="string">
            <text:p>gsutil cp -r gs://SOURCE_BUCKET/* gs://DESTINATION_BUCKET</text:p>
          </table:table-cell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string" calcext:value-type="string">
            <text:p>Remove Bucket along with Objects</text:p>
          </table:table-cell>
          <table:table-cell office:value-type="string" calcext:value-type="string">
            <text:p>gsutil rm -r gs://SOURCE_BUCKET</text:p>
          </table:table-cell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string" calcext:value-type="string">
            <text:p>Remove Bucket objects only</text:p>
          </table:table-cell>
          <table:table-cell office:value-type="string" calcext:value-type="string">
            <text:p>gsutil rm -a gs://SOURCE_BUCKET/**</text:p>
          </table:table-cell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string" calcext:value-type="string">
            <text:p>Add Bucket Label</text:p>
          </table:table-cell>
          <table:table-cell office:value-type="string" calcext:value-type="string">
            <text:p>gsutil label ch -l KEY_1:VALUE_1 gs://BUCKET_NAME</text:p>
          </table:table-cell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string" calcext:value-type="string">
            <text:p>View Bucket Label</text:p>
          </table:table-cell>
          <table:table-cell office:value-type="string" calcext:value-type="string">
            <text:p>gsutil ls -L -b gs://BUCKET_NAME</text:p>
          </table:table-cell>
        </table:table-row>
        <table:table-row table:style-name="ro1">
          <table:table-cell office:value-type="string" calcext:value-type="string">
            <text:p>Cloud Storage</text:p>
          </table:table-cell>
          <table:table-cell office:value-type="string" calcext:value-type="string">
            <text:p>Remove Bucket Label</text:p>
          </table:table-cell>
          <table:table-cell office:value-type="string" calcext:value-type="string">
            <text:p>gsutil label ch -d KEY_1 gs://BUCKET_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0:06:39.053570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28T16:14:35.871502848</meta:creation-date>
    <dc:date>2020-10-30T10:43:45.657764399</dc:date>
    <meta:editing-duration>PT1H41M56S</meta:editing-duration>
    <meta:editing-cycles>13</meta:editing-cycles>
    <meta:generator>LibreOffice/6.3.6.2$Linux_X86_64 LibreOffice_project/30$Build-2</meta:generator>
    <meta:document-statistic meta:table-count="1" meta:cell-count="45" meta:object-count="0"/>
  </office:meta>
</office:document-meta>
</file>